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6">Changed Bootloader resources:</text:p>
      <text:p text:style-name="P76">V4_31_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2T16:20:54.322000000</dc:date>
    <meta:editing-duration>PT6H29M58S</meta:editing-duration>
    <meta:editing-cycles>33</meta:editing-cycles>
    <meta:document-statistic meta:table-count="0" meta:image-count="0" meta:object-count="0" meta:page-count="6" meta:paragraph-count="214" meta:word-count="941" meta:character-count="6013" meta:non-whitespace-character-count="5191"/>
  </office:meta>
</office:document-meta>
</file>